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150%" style:page-number="auto" style:writing-mode="page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b4e8f" style:font-size-asian="14pt" style:font-size-complex="14pt"/>
    </style:style>
    <style:style style:name="P5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813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0062e" style:font-size-asian="14pt" style:font-size-complex="14pt"/>
    </style:style>
    <style:style style:name="P8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9" style:family="paragraph" style:parent-style-name="Standard" style:list-style-name="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>
        <style:tab-stops>
          <style:tab-stop style:position="-1.115cm"/>
        </style:tab-stops>
      </style:paragraph-properties>
      <style:text-properties style:font-name="Arial" fo:font-size="14pt" style:font-size-asian="14pt" style:font-size-complex="14pt"/>
    </style:style>
    <style:style style:name="P11" style:family="paragraph" style:parent-style-name="Standard" style:list-style-name="" style:master-page-name="">
      <style:paragraph-properties fo:margin-left="0.635cm" fo:margin-right="0cm" fo:line-height="150%" fo:text-indent="-0.635cm" style:auto-text-indent="false" style:page-number="auto" style:writing-mode="page"/>
    </style:style>
    <style:style style:name="P12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13" style:family="paragraph" style:parent-style-name="Standard" style:list-style-name="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14" style:family="paragraph" style:parent-style-name="Standard" style:list-style-name="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15" style:family="paragraph" style:parent-style-name="Standard" style:list-style-name="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16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style:font-size-asian="14pt" style:font-size-complex="14pt"/>
    </style:style>
    <style:style style:name="P17" style:family="paragraph" style:parent-style-name="Standard" style:list-style-name="">
      <style:paragraph-properties fo:margin-left="0.635cm" fo:margin-right="0cm" fo:line-height="150%" fo:text-indent="-0.635cm" style:auto-text-indent="false" style:writing-mode="page"/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0cf4eb" style:font-size-asian="14pt" style:font-size-complex="14pt"/>
    </style:style>
    <style:style style:name="P19" style:family="paragraph" style:parent-style-name="Standard">
      <style:paragraph-properties fo:margin-left="0.635cm" fo:margin-right="0cm" fo:line-height="150%" fo:text-indent="-0.635cm" style:auto-text-indent="false" style:writing-mode="page">
        <style:tab-stops>
          <style:tab-stop style:position="-1.115cm"/>
        </style:tab-stops>
      </style:paragraph-properties>
      <style:text-properties style:font-name="Arial" fo:font-size="14pt" officeooo:paragraph-rsid="000ed118" style:font-size-asian="14pt" style:font-size-complex="14pt"/>
    </style:style>
    <style:style style:name="P20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10062e" style:font-size-asian="14pt" style:font-size-complex="14pt"/>
    </style:style>
    <style:style style:name="P21" style:family="paragraph" style:parent-style-name="Standard" style:list-style-name="">
      <style:paragraph-properties fo:margin-left="0.635cm" fo:margin-right="0cm" fo:line-height="150%" fo:text-indent="-0.635cm" style:auto-text-indent="false" style:writing-mode="page"/>
    </style:style>
    <style:style style:name="P2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ed118" style:font-size-asian="14pt" style:font-size-complex="14pt"/>
    </style:style>
    <style:style style:name="P2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0ed118" style:font-size-asian="14pt" style:font-size-complex="14pt"/>
    </style:style>
    <style:style style:name="P26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27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28" style:family="paragraph" style:parent-style-name="Standard">
      <style:paragraph-properties fo:line-height="150%" style:writing-mode="page">
        <style:tab-stops>
          <style:tab-stop style:position="0.813cm"/>
        </style:tab-stops>
      </style:paragraph-properties>
      <style:text-properties style:font-name="Arial" fo:font-size="14pt" style:font-size-asian="14pt" style:font-size-complex="14pt"/>
    </style:style>
    <style:style style:name="P29" style:family="paragraph" style:parent-style-name="Standard">
      <style:paragraph-properties fo:line-height="150%" style:writing-mode="page"/>
      <style:text-properties style:font-name="Arial" fo:font-size="14pt" officeooo:paragraph-rsid="0010062e" style:font-size-asian="14pt" style:font-size-complex="14pt"/>
    </style:style>
    <style:style style:name="P30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officeooo:rsid="0009c9e5" officeooo:paragraph-rsid="0009c9e5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8" style:family="paragraph" style:parent-style-name="Standard" style:master-page-name="">
      <style:paragraph-properties fo:line-height="150%" style:page-number="auto" style:writing-mode="page">
        <style:tab-stops>
          <style:tab-stop style:position="0.944cm"/>
        </style:tab-stops>
      </style:paragraph-properties>
      <style:text-properties style:font-name="Arial" fo:font-size="14pt" style:font-size-asian="14pt" style:font-size-complex="14pt"/>
    </style:style>
    <style:style style:name="P5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4" style:family="paragraph" style:parent-style-name="Standard" style:master-page-name="">
      <style:paragraph-properties fo:line-height="150%" style:page-number="auto" style:writing-mode="page">
        <style:tab-stops>
          <style:tab-stop style:position="0.813cm"/>
        </style:tab-stops>
      </style:paragraph-properties>
      <style:text-properties style:font-name="Arial" fo:font-size="14p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 style:writing-mode="page">
        <style:tab-stops>
          <style:tab-stop style:position="0.813cm"/>
        </style:tab-stops>
      </style:paragraph-properties>
      <style:text-properties style:font-name="Arial" fo:font-size="14pt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T1" style:family="text">
      <style:text-properties fo:color="#000000" style:text-position="25% 58%" style:font-name="Arial" fo:font-size="14pt" style:font-size-asian="14pt" style:font-size-complex="14pt"/>
    </style:style>
    <style:style style:name="T2" style:family="text">
      <style:text-properties officeooo:rsid="0009c9e5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officeooo:rsid="000cf4eb" style:font-size-asian="14pt" style:font-size-complex="14pt"/>
    </style:style>
    <style:style style:name="T5" style:family="text">
      <style:text-properties officeooo:rsid="000b4e8f"/>
    </style:style>
    <style:style style:name="T6" style:family="text">
      <style:text-properties officeooo:rsid="000cf4eb"/>
    </style:style>
    <style:style style:name="T7" style:family="text">
      <style:text-properties officeooo:rsid="000ed118"/>
    </style:style>
    <style:style style:name="T8" style:family="text">
      <style:text-properties officeooo:rsid="0010062e"/>
    </style:style>
    <style:style style:name="Sect1" style:family="section">
      <style:section-properties fo:margin-left="2.54cm" fo:margin-right="2.5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30">Hviezdna obloha</text:p>
        <text:p text:style-name="P26">Puto<text:span text:style-name="T2">v</text:span>anie p<text:span text:style-name="T2">o vesmíre</text:span></text:p>
        <text:p text:style-name="P26"/>
        <text:p text:style-name="P26"/>
        <text:p text:style-name="P8">Ktoré národy sa prvé zaoberaly výskumom hviezdnej oblohy?</text:p>
        <text:p text:style-name="P3">Číňania, Indovia, Chaldejci, Egypťania a Gréci v ran­nom staroveku. Od ôsmeho storočia po Kr. Hlavne Arabi.</text:p>
        <text:p text:style-name="P8"/>
        <text:p text:style-name="P16">Čo je astrologia?</text:p>
        <text:p text:style-name="P3">Predpovedanie ľudských osudov z polôh planét v ča­se narodenia. Astrologia nemá s astronomiou — ve­deckým skúmaním svetového priestoru — nič spo­ločného.</text:p>
        <text:p text:style-name="P8"/>
        <text:p text:style-name="P16">Kde bol pôvodne hľadaný stred vesmíru?</text:p>
        <text:p text:style-name="P3">Na Zemi. Pozdejšie na Slnci, ktoré bolo dlho pova­žované za stred sústavy Mliečnej cesty. Nie je to dávno, čo sa ukázalo, že je slnečná sústava položená excentrick<text:span text:style-name="T5">y</text:span> v galaktickej sústave.</text:p>
        <text:p text:style-name="P8"/>
        <text:p text:style-name="P16">Kedy vznikla predstava, že je Zem guľou?</text:p>
        <text:p text:style-name="P3">Dlho v starom veku bola Zem považovaná za dosku plávajúcu na mori. Jeden z prvých učil, že je Zem guľa, grécky učenec Herakleitos (4. stor. pr. Kr.). Grék Eratosthenes prvý určoval dĺžku zemského polomeru.</text:p>
        <text:p text:style-name="P26"/>
        <text:p text:style-name="P3">Kto prvý tvrdil, že sa Zem pohybuje okolo Sl<text:span text:style-name="T5">n</text:span>ca?</text:p>
        <text:p text:style-name="P4"><text:span text:style-name="T5">Grécky filozof Aristarchos zo Samu. Z ročného obehu Zeme okolo Slnca vysvetľoval striedanie sa ročných období. Aristotelova autorita však túto prav</text:span>du na celé poldruha tisícročie náhľadom, že Zem je pevným stredom svetového priestoru.</text:p>
        <text:h text:style-name="P5" text:outline-level="1"/>
        <text:h text:style-name="P27" text:outline-level="1"><text:bookmark-start text:name="bookmark0"/><text:soft-page-break/>Akou videli Pythagorovci hviezdnu oblohu?<text:bookmark-end text:name="bookmark0"/></text:h>
        <text:p text:style-name="P3"><text:span text:style-name="T5">Š</text:span>kola starogréckeho filozofa Pythagora (okolo 540— 500 pr. Kr.) predpokladala sedem sfér (kryštálových gulí) pre pohyb vtedy známych nebeských telies, strhovaných v pohyb sférou stálic; učila však už i o otáčaní Zeme okolo osi.</text:p>
        <text:h text:style-name="P5" text:outline-level="1"/>
        <text:h text:style-name="P27" text:outline-level="1"><text:bookmark-start text:name="bookmark1"/>Akým sa zdalo Aristotelovi hviezdne nebo?<text:bookmark-end text:name="bookmark1"/></text:h>
        <text:p text:style-name="P3">Slávny grécky filozof (348 pr. Kr. v Stagire) učil, že sa okolo kľudnej zemskej gule, nachádzajúcej sa v strede sveta otáča hviezdne nebo istých rozmerov (éterickej podstaty). Vyslovil sa proti Pythagorovi i Aristarchovi.</text:p>
        <text:h text:style-name="P5" text:outline-level="1"/>
        <text:h text:style-name="P27" text:outline-level="1"><text:bookmark-start text:name="bookmark2"/>Ako dlho sa udržal Aristotelov názor?<text:bookmark-end text:name="bookmark2"/></text:h>
        <text:p text:style-name="P3">Skoro dve tisícročia. Až Koperník, ktorý zaradil Zem medzi planéty, odstránil geocentrický názor (grécky: „ge“ = zem, latinsky: „centrum“ = stred).</text:p>
        <text:h text:style-name="P5" text:outline-level="1"/>
        <text:h text:style-name="P27" text:outline-level="1"><text:bookmark-start text:name="bookmark3"/>Akú predstavu o svete mal Ptolemaios?<text:bookmark-end text:name="bookmark3"/></text:h>
        <text:p text:style-name="P3">Podľa Ptolemaia (150 po Kr.) pohybujú sa planéty okolo pevnej Zeme v složitom systéme cyklov a epicyklov. Cirkev toto učenie uznala.</text:p>
        <text:h text:style-name="P5" text:outline-level="1"/>
        <text:h text:style-name="P27" text:outline-level="1"><text:bookmark-start text:name="bookmark4"/>Čo je epicyklus?<text:bookmark-end text:name="bookmark4"/></text:h>
        <text:p text:style-name="P3">Dráha bodu rovnomerne rotujúceho po kružnici, kto­rej stred zase rovnomerne obieha po inej kružnici. Až Koperník urobil zbytočnou túto fikciu planetárnych dráh.</text:p>
        <text:h text:style-name="P5" text:outline-level="1"/>
        <text:h text:style-name="P27" text:outline-level="1"><text:bookmark-start text:name="bookmark5"/>Ktorý je najväčší čin Koperníkov?<text:bookmark-end text:name="bookmark5"/></text:h>
        <text:p text:style-name="P3">Vo svojich šiestich knihách o pohybe nebeských te­lies (1543) založil „heliocentrickú“ sústavu, t. j. náuku o obiehaní planét okolo Slnca <text:soft-page-break/>(grécky „helios“) ako stredu („centrum“).</text:p>
        <text:h text:style-name="P9" text:outline-level="1"/>
        <text:h text:style-name="P17" text:outline-level="1"><text:bookmark-start text:name="bookmark6"/>Kedy bol objavený ďalekohľad?<text:bookmark-end text:name="bookmark6"/></text:h>
        <text:p text:style-name="P3">Roku 1608 flámskym optikom Lippersheyom. Skoro po ňom si Galilei sostrojil v Padue silnejší ďaleko­hľad, ktorý desaťkrát približoval (zväčšoval). Myšlien­ka ďalekohľadu je však staršia, pochádza od Rogera Bacona (asi z r. 1300).</text:p>
        <text:h text:style-name="P9" text:outline-level="1"/>
        <text:h text:style-name="P17" text:outline-level="1"><text:bookmark-start text:name="bookmark7"/>Ktoré ďalekohľady najviac približujú?<text:bookmark-end text:name="bookmark7"/></text:h>
        <text:p text:style-name="P3">Moderné zrkadlové ďalekohľady, v ktorých je obraz hviezdnej oblohy tvorený dutými zrkadlami, nie čočkami.</text:p>
        <text:h text:style-name="P9" text:outline-level="1"/>
        <text:h text:style-name="P17" text:outline-level="1"><text:bookmark-start text:name="bookmark8"/>Kto bol Tycho de Brahe?<text:bookmark-end text:name="bookmark8"/></text:h>
        <text:p text:style-name="P3">Tycho de Brahe (1546—1601) bol najvážnejší odpor­ca koperníkovského systému.</text:p>
        <text:h text:style-name="P9" text:outline-level="1"/>
        <text:h text:style-name="P17" text:outline-level="1"><text:bookmark-start text:name="bookmark9"/>Kto bol Ján Kepler?<text:bookmark-end text:name="bookmark9"/></text:h>
        <text:p text:style-name="P3">Kepler (tiež Keppler, 1571, 1630) našiel tri zákony pohybu nebeských telies. V prvom udáva tvar plane­tárnej dráhy; v druhom rýchlosť; v treťom vzťah me­dzi obežnou dobou a vzdialenosťou planét.</text:p>
        <text:p text:style-name="P8"/>
        <text:p text:style-name="P18">Aký dôležitý úkaz videl Galilei svojím ďalekohľadom?</text:p>
        <text:p text:style-name="P18">Že Venuša má rovnaké fáze ako Mesiac.</text:p>
        <text:h text:style-name="P9" text:outline-level="1"/>
        <text:h text:style-name="P17" text:outline-level="1"><text:bookmark-start text:name="bookmark10"/>Čo vyplynulo z Venušiných fází?<text:bookmark-end text:name="bookmark10"/></text:h>
        <text:p text:style-name="P3">Že planéty nemajú vlastného svetla, ale sú rovnako ako Zem osvetlené Slncom.</text:p>
        <text:h text:style-name="P9" text:outline-level="1"/>
        <text:h text:style-name="P17" text:outline-level="1"><text:bookmark-start text:name="bookmark11"/>Za akú teóriu vďačíme Newtonovi?<text:bookmark-end text:name="bookmark11"/></text:h>
        <text:p text:style-name="P3"><text:soft-page-break/>Isaac Newton (<text:span text:style-name="T6">1</text:span>727 v Londýne) objavil gravitačný zákon, podľa ktorého sa nebeské telesá priťahujú a pohybujú.</text:p>
        <text:h text:style-name="P5" text:outline-level="1"/>
        <text:h text:style-name="P27" text:outline-level="1"><text:bookmark-start text:name="bookmark12"/>Čo vykonali William a John Herschel?<text:bookmark-end text:name="bookmark12"/></text:h>
        <text:p text:style-name="P3">William Herschel (1738, 1822) a jeho syn John Her­schel urobili pre výskum stálic toľko, čo Galilei pre slnečnú sústavu. William spracoval severnú a John južnú pologuľu nebeskej klenby.</text:p>
        <text:h text:style-name="P5" text:outline-level="1"/>
        <text:h text:style-name="P27" text:outline-level="1"><text:bookmark-start text:name="bookmark13"/>Kto bol Fraunhofer?<text:bookmark-end text:name="bookmark13"/></text:h>
        <text:p text:style-name="P3">Objaviteľ takzvaných Fraunhoferových čiar v spektre (1814) a zakladateľ spektroskopie.</text:p>
        <text:h text:style-name="P5" text:outline-level="1"/>
        <text:h text:style-name="P27" text:outline-level="1"><text:bookmark-start text:name="bookmark14"/>Čo je spektrálna analýza?<text:bookmark-end text:name="bookmark14"/></text:h>
        <text:p text:style-name="P3">Určovanie chemického složenia svietiacich telies po­dľa Fraunhoferových čiar v ich spektre.</text:p>
        <text:h text:style-name="P5" text:outline-level="1"/>
        <text:h text:style-name="P27" text:outline-level="1"><text:bookmark-start text:name="bookmark15"/>Akých mier používa astronomia?<text:bookmark-end text:name="bookmark15"/></text:h>
        <text:p text:style-name="P3">Dĺžky meria v metrickej miere; pre veľké vzdialeno­sti používa sveteľný rok. Oblúky meria v stupňoch, minútach a sekundách. (Kruh má 360°, stupeň 60', mi­núta 60".)</text:p>
        <text:p text:style-name="P3"/>
        <text:p text:style-name="P26"><text:bookmark-start text:name="bookmark16"/>Čo je sveteľný rok?<text:bookmark-end text:name="bookmark16"/></text:p>
        <text:p text:style-name="P3">Dráha, ktorú prebehne svetlo za rok (rýchlosťou 300.000 km/sek); tedy asi 9 bilionov kilometrov.V astro­n<text:span text:style-name="T6">o</text:span>mii počíta sa často stovkami, tisíckami, ba i milión­mi sveteľných rokov.</text:p>
        <text:h text:style-name="P5" text:outline-level="1"/>
        <text:h text:style-name="P27" text:outline-level="1"><text:bookmark-start text:name="bookmark17"/>Ako sa merajú rýchlosti nebeských telies?<text:bookmark-end text:name="bookmark17"/></text:h>
        <text:p text:style-name="P3">Pohyb planét na nebi je pozorovateľný, možno ho opticky merať. Pohyb stálic a ich vzdialenos<text:span text:style-name="T6">ť</text:span> môžu byť určené pozorovaním paralaxy. Pohyb <text:soft-page-break/>veľmi vzdialených stálic možno určovať len spektroskopicky (ako ich složenie z Fraunhoferových čiar), z po­sunutia týchto čiar k fialovej alebo červenej čiastke spektra možno súdiť na približovanie alebo odďaľo­vanie nebeského telesa, v prvom prípade sú sveteľné vlny kratšie, v druhom dlhšie. (Dopplerov efekt.)</text:p>
        <text:h text:style-name="P9" text:outline-level="1"/>
        <text:h text:style-name="P17" text:outline-level="1"><text:bookmark-start text:name="bookmark18"/>Čo je paralaxa?<text:bookmark-end text:name="bookmark18"/></text:h>
        <text:p text:style-name="P3">Zdanlivá zmena relatívnej polohy dvoch bodov pri zmene pozorovateľovho stanoviska; vyjadruje sa v oblúkovej miere.</text:p>
        <text:h text:style-name="P9" text:outline-level="1"/>
        <text:h text:style-name="P17" text:outline-level="1"><text:bookmark-start text:name="bookmark19"/>Čo je perihel a aphel?<text:bookmark-end text:name="bookmark19"/></text:h>
        <text:p text:style-name="P3">Dráhy planét nie sú presne kruhové, sú to elipsy. Najbližší bod dráhy k Slncu je perihel, najvzdiale­nejší aphel.</text:p>
        <text:h text:style-name="P11" text:outline-level="1"><text:span text:style-name="T3"/></text:h>
        <text:h text:style-name="P21" text:outline-level="1"><text:bookmark-start text:name="bookmark20"/><text:span text:style-name="T3">Akej základne sa používa k meraniu vzdialeností vo vesmíre?</text:span><text:bookmark-end text:name="bookmark20"/></text:h>
        <text:p text:style-name="P3">Hlavnej osi zemskej dráhy, tedy vzdialenosti medzi aphelom a perihelom. Ak vykonáme dve merania po­lohy stálice s polročným odstupom, dostaneme dva rôzne uhly, ktoré spolu so základňou umožňujú trigonometrický výpočet vzdialenosti pozorovanej stá­lice.</text:p>
        <text:p text:style-name="P8"/>
        <text:p text:style-name="P18">Aká vzdialenosť odpovedá paralaxe jednej sekundy?</text:p>
        <text:p text:style-name="P18">Asi 200.000 polomerov zemskej dráhy alebo 3 <text:span text:style-name="T6">1/4</text:span> sveteľného roku. Táto vzdialenosť sa volá parsec (sekun­dová paralaxa).</text:p>
        <text:h text:style-name="P9" text:outline-level="1"/>
        <text:h text:style-name="P17" text:outline-level="1"><text:bookmark-start text:name="bookmark21"/>Čo je ekliptika?<text:bookmark-end text:name="bookmark21"/></text:h>
        <text:p text:style-name="P3">Zdanlivá dráha Slnca na klenbe nebeskej za rok (nie zdanlivý denný obeh okolo Zeme, ale súhrn polôh medzi stálicami). Táto zdanlivá dráha je spôsobená obiehaním Zeme okolo Slnca a je odzrkadlením zem­ského pohybu na nebeskej klenbe.</text:p>
        <text:h text:style-name="P9" text:outline-level="1"><text:soft-page-break/></text:h>
        <text:h text:style-name="P17" text:outline-level="1"><text:bookmark-start text:name="bookmark22"/>Čo je to sklon ekliptiky?<text:bookmark-end text:name="bookmark22"/></text:h>
        <text:p text:style-name="P3">Rovina ekliptiky sviera s rovníkom uhol asi 23°, ktorý sa periodicky celkom málo mení.</text:p>
        <text:h text:style-name="P9" text:outline-level="1"/>
        <text:h text:style-name="P17" text:outline-level="1"><text:bookmark-start text:name="bookmark23"/>Čo je to solstitium?<text:bookmark-end text:name="bookmark23"/></text:h>
        <text:p text:style-name="P58">V lete dosahuje Slnce svojej najvyššej polohy na ekliptike nad svetovým rovníkom, v zime zase naj­nižšej. Hovoríme o letnom (22. júna) a zimnom (22. de­cembra) slnovrate alebo solstitiu (latinsky: „sol“ slnce, „statio“ = zastávka).</text:p>
        <text:h text:style-name="P9" text:outline-level="1"/>
        <text:h text:style-name="P17" text:outline-level="1"><text:bookmark-start text:name="bookmark24"/>Čo sú to body rovnodennosti (ekvinokcia)?<text:bookmark-end text:name="bookmark24"/></text:h>
        <text:p text:style-name="P3">Priesečíky ekliptiky so svetovým rovníkom. Im od­povedá začiatok jara a jesene, totiž dni, v ktoré je deň s nocou rovnako dlhý (lat.: „aequus“ — rovnaký, „nox“ = noc, odkiaľ ekvinokcia).</text:p>
        <text:h text:style-name="P9" text:outline-level="1"/>
        <text:h text:style-name="P17" text:outline-level="1"><text:bookmark-start text:name="bookmark25"/>Čo rozumieme pod zvieratníko<text:span text:style-name="T6">m</text:span>?<text:bookmark-end text:name="bookmark25"/></text:h>
        <text:p text:style-name="P3">Pás dvanástich súhvezdí, ktorými prechádza ekliptika (Ryby, Baran, Býk, Blíženci, Rak, Lev, Panna, Váhy, Šťúr, Strelec, Kozoroh, Vodnár).</text:p>
        <text:h text:style-name="P9" text:outline-level="1"/>
        <text:h text:style-name="P17" text:outline-level="1"><text:bookmark-start text:name="bookmark26"/>Čo je zatmenie?<text:bookmark-end text:name="bookmark26"/></text:h>
        <text:p text:style-name="P3">Zatmenie jedného nebeského telesa tôňou druhého telesa alebo zakrytím druhým telesom (na pr. prie­chod Mesiaca medzi Zemou a Slncom).</text:p>
        <text:h text:style-name="P9" text:outline-level="1"/>
        <text:h text:style-name="P17" text:outline-level="1"><text:bookmark-start text:name="bookmark27"/>Po akých dráhach sa pohybujú telesá slnečnej sú­stavy?<text:bookmark-end text:name="bookmark27"/></text:h>
        <text:p text:style-name="P3">Po elipsách. Možné sú však i parabolické dráhy, po­dobné dráhe letu strely.</text:p>
        <text:h text:style-name="P9" text:outline-level="1"/>
        <text:h text:style-name="P17" text:outline-level="1"><text:bookmark-start text:name="bookmark28"/><text:soft-page-break/>Čo sú to súhvezdia?<text:bookmark-end text:name="bookmark28"/></text:h>
        <text:p text:style-name="P3">Konvencionálne, celkom ľubovoľne vybrané sostavy stálic do skupín, pre ľahšiu orientáciu na nebi.</text:p>
        <text:h text:style-name="P9" text:outline-level="1"/>
        <text:h text:style-name="P17" text:outline-level="1"><text:bookmark-start text:name="bookmark29"/>Koľko je súhvezdí?<text:bookmark-end text:name="bookmark29"/></text:h>
        <text:p text:style-name="P6">V astronomii rozlišujeme devädesiat súhvezdí.</text:p>
        <text:h text:style-name="P9" text:outline-level="1"/>
        <text:h text:style-name="P17" text:outline-level="1"><text:bookmark-start text:name="bookmark30"/>Akého pôvodu sú mená hviezd a súhvezdí?<text:bookmark-end text:name="bookmark30"/></text:h>
        <text:p text:style-name="P3">Sú to od najstarších čias mená pozemských vecí ale­bo bytostí, väčšinou však mytologických. Menej známe južné nebo má súhvezdia s menami čiastočne vzatými i z techniky.</text:p>
        <text:h text:style-name="P9" text:outline-level="1"/>
        <text:h text:style-name="P17" text:outline-level="1"><text:bookmark-start text:name="bookmark31"/>Je Zem úplnou guľou?<text:bookmark-end text:name="bookmark31"/></text:h>
        <text:p text:style-name="P3">Nie. Na póloch je sploštená, čo vysvetľujeme pôso­bením odstredivej sily — hlavne na rovníku. Takýto tvar voláme sféroidom (grécky „sphaira“ — guľa, tedy guli podobný útvar).</text:p>
        <text:h text:style-name="P9" text:outline-level="1"/>
        <text:h text:style-name="P17" text:outline-level="1"><text:bookmark-start text:name="bookmark32"/>Aký veľký je rozdiel medzi dĺžkou zemskej osi a rov­níkového priemeru?<text:bookmark-end text:name="bookmark32"/></text:h>
        <text:p text:style-name="P3"/>
        <text:p text:style-name="P26">Vzdialenosť pólov (dĺžka osi) je 12,712.158 m; prie­mer rovníkový meria 12,754.794 m. Rozdiel oboch 42.636 m je rovný skoro desaťnásobnej výške Montblancu.</text:p>
        <text:h text:style-name="P9" text:outline-level="1"/>
        <text:h text:style-name="P17" text:outline-level="1"><text:bookmark-start text:name="bookmark33"/>Akou rýchlosťou sa Zem pohybuje vo vesmíre?<text:bookmark-end text:name="bookmark33"/></text:h>
        <text:p text:style-name="P3">1200 razy rýchlejšie než rýchlik. Za rok prebehne drá­hu okolo Slnca 965 milionov kilometrov dlhú.</text:p>
        <text:h text:style-name="P9" text:outline-level="1"/>
        <text:h text:style-name="P17" text:outline-level="1"><text:bookmark-start text:name="bookmark34"/>Aký význam má znalosť hviezd pre plavbu na mori?<text:bookmark-end text:name="bookmark34"/></text:h>
        <text:p text:style-name="P3">Už od najstarších čias slúžila orientácii lodí na ší­rom mori. Hovorí sa <text:soft-page-break/>preto i o „nautickej astronomii“</text:p>
        <text:h text:style-name="P9" text:outline-level="1"/>
        <text:h text:style-name="P17" text:outline-level="1"><text:bookmark-start text:name="bookmark35"/>Aká stará je Zem?<text:bookmark-end text:name="bookmark35"/></text:h>
        <text:p text:style-name="P3">Prieskum radia a poznanie rozpadovej rýchlosti ur<text:span text:style-name="T6">a</text:span>nu umožnilo približné určenie trvania Zeme na 1400 až 3400 milionov rokov. Uran sa rozpadá a po čase me­ní sa na olovo, pri čom vzniká ešte hélium. Chemický rozbor istého množstva rádioaktívnej látky ukazuje, koľko v nej obsiahnutého ur<text:span text:style-name="T6">&amp;</text:span>nu sa už premenilo na olovo. Keď pri tom poznáme rozpadovú rýchlosť ur<text:span text:style-name="T6">a</text:span>­nu, dá sa približne určiť, aká stará je rádioaktívna látka, vlastne ako dlho je v pevnom skupenstve.</text:p>
        <text:p text:style-name="P8"/>
        <text:p text:style-name="P16"><text:bookmark-start text:name="bookmark36"/>Z čoho je složené Slnce?<text:bookmark-end text:name="bookmark36"/></text:p>
        <text:p text:style-name="P3">Z plynov veľmi vysokej teploty, ale i z látok kvapal­ných a tuhých častíc (korona slnečná, viditeľná pri zatmení Slnca).</text:p>
        <text:h text:style-name="P9" text:outline-level="1"/>
        <text:h text:style-name="P17" text:outline-level="1"><text:bookmark-start text:name="bookmark37"/>Aká teplota je na Slnci?<text:bookmark-end text:name="bookmark37"/></text:h>
        <text:p text:style-name="P3">Teplota povrchu slnečného je 6000° C, teplota vnútra sa odhaduje až na 55 milionov stupňov.</text:p>
        <text:h text:style-name="P9" text:outline-level="1"/>
        <text:h text:style-name="P17" text:outline-level="1"><text:bookmark-start text:name="bookmark38"/>Ako rýchle príde svetlo zo Slnca na Zem?<text:bookmark-end text:name="bookmark38"/></text:h>
        <text:p text:style-name="P3">Za 8 minút; pri čom svetlo (rovnako ako rádiové vlny) prebehne za sekundu 300.000 km.</text:p>
        <text:h text:style-name="P9" text:outline-level="1"/>
        <text:h text:style-name="P17" text:outline-level="1"><text:bookmark-start text:name="bookmark39"/>Aká je povrchová teplota stálic?<text:bookmark-end text:name="bookmark39"/></text:h>
        <text:p text:style-name="P3">Môže byť až 30.000° Celsia a nižšia.</text:p>
        <text:h text:style-name="P9" text:outline-level="1"/>
        <text:h text:style-name="P17" text:outline-level="1"><text:span text:style-name="T6">Č</text:span><text:bookmark-start text:name="bookmark40"/>o sú to mesačné fáze?<text:bookmark-end text:name="bookmark40"/></text:h>
        <text:p text:style-name="P3">Príslušnou polohou Mesiaca vzhľadom k Slncu spôso­bené čiastočné osvetlenia Mesiaca.</text:p>
        <text:h text:style-name="P9" text:outline-level="1"><text:soft-page-break/></text:h>
        <text:h text:style-name="P17" text:outline-level="1"><text:bookmark-start text:name="bookmark41"/>Ako vzniká zatmenie Mesiaca?<text:bookmark-end text:name="bookmark41"/></text:h>
        <text:p text:style-name="P3">Tým, že Zem pri istej polohe troch nebeských telies: Slnce, Zem, Mesiac vrhá svoj tieň na Mesiac.</text:p>
        <text:h text:style-name="P9" text:outline-level="1"/>
        <text:h text:style-name="P17" text:outline-level="1"><text:bookmark-start text:name="bookmark42"/>Má Mesiac ovzdušie?<text:bookmark-end text:name="bookmark42"/></text:h>
        <text:p text:style-name="P3">Veľmi pravdepodobne ovzdušia nemá.</text:p>
        <text:h text:style-name="P9" text:outline-level="1"/>
        <text:h text:style-name="P17" text:outline-level="1"><text:span text:style-name="T6">Je </text:span><text:bookmark-start text:name="bookmark43"/>na Marse život?<text:bookmark-end text:name="bookmark43"/></text:h>
        <text:p text:style-name="P3">Slávny anglický hvezdár Jeans hovorí, že nemáme žiadne isté príznaky pre tvrdenie, že na Marse alebo kdekoľvek inde vo vesmíre je život.</text:p>
        <text:h text:style-name="P9" text:outline-level="1"/>
        <text:h text:style-name="P17" text:outline-level="1"><text:bookmark-start text:name="bookmark44"/>Ktorá planéta bola objavená prv než ju bolo možno videť?<text:bookmark-end text:name="bookmark44"/></text:h>
        <text:p text:style-name="P3">Neptún, z odchyliek pohybu planéty Uran bola vypo­čítaná dráha, hmota, veľkosť i poloha novej planéty, ktorá svojím účinkom mala by pozorované odchýlky spôsobovať. Na základe týchto výpočtov bola také planéta hľadaná ďalekohľadom a skutočne nájdená.</text:p>
        <text:h text:style-name="P9" text:outline-level="1"/>
        <text:h text:style-name="P17" text:outline-level="1"><text:bookmark-start text:name="bookmark45"/>Ako sa volá najvzdialenejšia planéta?<text:bookmark-end text:name="bookmark45"/></text:h>
        <text:p text:style-name="P3">Pluto. <text:span text:style-name="T6">J</text:span>e tak ďaleko od Slnca, že prijíma 1600 ráz me­nej svetla ako Zem.</text:p>
        <text:h text:style-name="P5" text:outline-level="1"/>
        <text:h text:style-name="P27" text:outline-level="1"><text:bookmark-start text:name="bookmark46"/>Koľko planét poznáme?<text:bookmark-end text:name="bookmark46"/></text:h>
        <text:p text:style-name="P3">Štyri malé blízko Slnca: Merkúr, Venuša, Zem, Mars; štyri veľké ďaleko od Slnca: Jupiter, Saturn, Uran, Nept<text:span text:style-name="T6">u</text:span>n; a konečne najvzdialenejšia Pluto (objavená 1930).</text:p>
        <text:h text:style-name="P5" text:outline-level="1"/>
        <text:h text:style-name="P27" text:outline-level="1"><text:bookmark-start text:name="bookmark47"/>Koľko planét poznal Ptolemaios?<text:bookmark-end text:name="bookmark47"/></text:h>
        <text:p text:style-name="P3">Šesť, ak medzi planéty počítame i Zem.</text:p>
        <text:h text:style-name="P5" text:outline-level="1"><text:soft-page-break/></text:h>
        <text:h text:style-name="P27" text:outline-level="1"><text:bookmark-start text:name="bookmark48"/>Čo sú to asteroidy?<text:bookmark-end text:name="bookmark48"/></text:h>
        <text:p text:style-name="P3">Medzi dráhou Marta a Jupitera obieha mnoho sto ma­lých planetiek (asteroid), medzi ktorými najväčšia — Ceres — má priemer len 770 km.</text:p>
        <text:h text:style-name="P5" text:outline-level="1"/>
        <text:h text:style-name="P27" text:outline-level="1"><text:bookmark-start text:name="bookmark49"/>Ktoré planéty majú mesiace?<text:bookmark-end text:name="bookmark49"/></text:h>
        <text:p text:style-name="P2"><text:span text:style-name="T3">Zem a všetky ostatné, mimo Venuše a Merkura, kto­rých dráhy ležia vo vnútri zemskej dráhy. Jupiter má deväť, Saturn desať mesiacov. O</text:span><text:span text:style-name="DefaultFontStyle"><text:span text:style-name="T1"> </text:span></text:span><text:span text:style-name="T3">Plutovi vieme ešte príliš málo.</text:span></text:p>
        <text:h text:style-name="P5" text:outline-level="1"/>
        <text:h text:style-name="P27" text:outline-level="1"><text:bookmark-start text:name="bookmark50"/>Čo je to Saturnov prsteň?<text:bookmark-end text:name="bookmark50"/></text:h>
        <text:p text:style-name="P3">Množstvo obiehajúcich malých častíc hmotných — snáď trosky bývalého Saturnovho mesiaca.</text:p>
        <text:h text:style-name="P5" text:outline-level="1"/>
        <text:h text:style-name="P27" text:outline-level="1"><text:bookmark-start text:name="bookmark51"/>Majú planéty ovzdušie?<text:bookmark-end text:name="bookmark51"/></text:h>
        <text:p text:style-name="P3">Mimo Zeme Venuša, Mars a štyri veľké planéty.</text:p>
        <text:h text:style-name="P5" text:outline-level="1"/>
        <text:h text:style-name="P27" text:outline-level="1"><text:bookmark-start text:name="bookmark52"/>V ktorých rečiach je vzťah medzi menami dní a planét?<text:bookmark-end text:name="bookmark52"/></text:h>
        <text:p text:style-name="P6">V románskych rečiach a v angličtine. Na pr. vo fran­cúzštine sa volá pondelok „lundi“ (deň Luny), utorok „mardi“ (deň Marta), streda „mercredi“ (deň Merku­ra), štvrtok „jeudi“ (deň Jupitera); v angličtine nedeľa „Saturday“ (deň Saturna). <text:span text:style-name="T6">V</text:span> nemčine sa volá nedeľa „Sonntag“ (deň Slnca).</text:p>
        <text:p text:style-name="P28"/>
        <text:h text:style-name="P9" text:outline-level="1"><text:bookmark-start text:name="bookmark53"/>Aký vzťah vytvorila astrologia medzi plan<text:span text:style-name="T6">e</text:span>tami a kovmi?<text:bookmark-end text:name="bookmark53"/></text:h>
        <text:p text:style-name="P3">Alchymisti používali pre plan<text:span text:style-name="T6">e</text:span>ty a kovy, priradene planetám, rovnaké znaky. Na pr. Slnce a zlato mal<text:span text:style-name="T6">y</text:span> rovnaké značky.</text:p>
        <text:h text:style-name="P9" text:outline-level="1"/>
        <text:h text:style-name="P17" text:outline-level="1"><text:bookmark-start text:name="bookmark54"/>Čo je to zenit a nadir?<text:bookmark-end text:name="bookmark54"/></text:h>
        <text:p text:style-name="P3"><text:soft-page-break/>Priesečíky nebeskej klenby so svislicou, vztýčenou v mieste pozorovacom: zenit, priesečík ležiaci nad hla­vou; nadir, priesečík na opačnej strane, pod pozoro­vateľom.</text:p>
        <text:h text:style-name="P9" text:outline-level="1"/>
        <text:h text:style-name="P17" text:outline-level="1"><text:bookmark-start text:name="bookmark55"/>Ako sa vyjadrujú stupne zdanlivej jasnosti stálic?<text:bookmark-end text:name="bookmark55"/></text:h>
        <text:p text:style-name="P3">Stálice slobodným okom viditeľné sú rozdelené do šiestich hviezdnych tried. Pre hviezdy pozorovateľné ďalekohľadom bolo treba zaviesť až 21 tried.</text:p>
        <text:h text:style-name="P9" text:outline-level="1"/>
        <text:h text:style-name="P17" text:outline-level="1"><text:bookmark-start text:name="bookmark56"/>Je nejaké delenie jednotlivých hviezdnych tried?<text:bookmark-end text:name="bookmark56"/></text:h>
        <text:p text:style-name="P3">Nové merania jasnosti hviezd umožňujú deliť jedno­tlivé hviezdne triedy až na tisíciny.</text:p>
        <text:p text:style-name="P8"/>
        <text:p text:style-name="P18">Čo značia hviezdne triedy so záporným znamienkom?</text:p>
        <text:p text:style-name="P18">Presnejšie meranie jasností spôsobilo zavedenie ďal­ších tried pre jasnejšie hviezdy než sú hviezdy prvej triedy. Na príklad Sirius je — 1.6 triedy.</text:p>
        <text:h text:style-name="P9" text:outline-level="1"><text:bookmark-start text:name="bookmark57"/>Koľko hviezd vidno slobodným okom na severnej po­loguli?<text:bookmark-end text:name="bookmark57"/></text:h>
        <text:p text:style-name="P6">V prvých šiestich triedach — tedy slobodným okom viditeľných — je okrúhle 4000 hviezd. Ďalekohľadom bolo na severnej pologuli napočítaných viac než 300.000 hviezd nehľadiac na Mliečnu cestu, hviezdo­kopy a hmloviny, ktoré sú složené z obrovského množstva hviezd.</text:p>
        <text:h text:style-name="P9" text:outline-level="1"/>
        <text:h text:style-name="P17" text:outline-level="1"><text:bookmark-start text:name="bookmark58"/>Koľko stálic má vlastné mená?<text:bookmark-end text:name="bookmark58"/></text:h>
        <text:p text:style-name="P2"><text:span text:style-name="T3">Len 24 (ako Sirius, Betelgeuze, Aldebaran, Kapella, Rigel, Vega atď.). Inak sa jasnejšie hviezdy označujú tak, že sa k menu súhvezdia, v kt</text:span><text:span text:style-name="T4">r</text:span><text:span text:style-name="T3">om sa nachádza­jú pridá grécke písmeno. (na pr. </text:span><text:span text:style-name="T4">alfa</text:span><text:span text:style-name="T3"> Centauri = hviezda </text:span><text:span text:style-name="T4">alfa</text:span><text:span text:style-name="T3"> zo súhvezdia Centaurus.)</text:span></text:p>
        <text:p text:style-name="P10"><text:soft-page-break/></text:p>
        <text:p text:style-name="P19">V akej miere klesá jasnosť hviezd s ich vzdialenosťou?</text:p>
        <text:p text:style-name="P19">Nepriamo so štvorcom vzdialenosti, čo značí: jasnosť tak rýchle klesá, ako štvorec vzdialenosti rastie. Hviezda v trojnásobnej vzdialenosti než iná rovnaká hviezda javí sa nám deväťkrát menej jasnou.</text:p>
        <text:h text:style-name="P9" text:outline-level="1"/>
        <text:h text:style-name="P17" text:outline-level="1"><text:bookmark-start text:name="bookmark59"/>Ktorá stálica je najjasnejšia?<text:bookmark-end text:name="bookmark59"/></text:h>
        <text:p text:style-name="P3">Sirius. <text:span text:style-name="T7">J</text:span>eho svietivosť je 26 krát väčšia než slnečná, i keď je jeho priemer len poldruhakrát taký ako slnečný.</text:p>
        <text:h text:style-name="P9" text:outline-level="1"/>
        <text:h text:style-name="P17" text:outline-level="1"><text:bookmark-start text:name="bookmark60"/>Ktoré nebeské telesá voláme stálicami?<text:bookmark-end text:name="bookmark60"/></text:h>
        <text:p text:style-name="P3">Hviezdy, ktoré zdánlive nemenia vzájomnú polohu na nebi. I za dlhé stáročia je zmena ich polohy skoro nepozorovateľná. Hviezdy meniace svoju polohu medzi stálicami sú takzvané planéty.</text:p>
        <text:h text:style-name="P9" text:outline-level="1"/>
        <text:h text:style-name="P17" text:outline-level="1"><text:span text:style-name="T7">Z</text:span><text:bookmark-start text:name="bookmark61"/> čoho sú složené stálice?<text:bookmark-end text:name="bookmark61"/></text:h>
        <text:p text:style-name="P3">Z plynov veľmi vysokej teploty, vo vnútri dosahujúcej mnoho milionov stupňov.</text:p>
        <text:h text:style-name="P9" text:outline-level="1"/>
        <text:h text:style-name="P17" text:outline-level="1"><text:bookmark-start text:name="bookmark62"/>Ktorá je najväčšia známa stálica?<text:bookmark-end text:name="bookmark62"/></text:h>
        <text:p text:style-name="P3">Antares. 3eho priemer je asi 450 krát taký ako slnečný. Doň by sa zmestila celá slnečná sústava.</text:p>
        <text:h text:style-name="P9" text:outline-level="1"/>
        <text:h text:style-name="P17" text:outline-level="1"><text:bookmark-start text:name="bookmark63"/>Ktorá je najbližšia stálica?<text:bookmark-end text:name="bookmark63"/></text:h>
        <text:p text:style-name="P3">Proxima (latinsky „proximus“ = najbližší) Centauri. Svetlo z nej potrebuje viac než štyri roky, aby do­siahlo Zem. Medzi slnečnou sústavou a najbližšou stálicou je obrovský prázdny priestor.</text:p>
        <text:h text:style-name="P9" text:outline-level="1"/>
        <text:h text:style-name="P17" text:outline-level="1"><text:bookmark-start text:name="bookmark64"/>Čo sú to dvojhviezdy?<text:bookmark-end text:name="bookmark64"/></text:h>
        <text:p text:style-name="P3"><text:soft-page-break/>Blízko seba stojace hviezdy. Môžu byť zdanlivé, ke<text:span text:style-name="T7">ď </text:span>sa len zdajú byť blízko, ale<text:span text:style-name="T7">b</text:span>o skutočne, ke<text:span text:style-name="T7">ď</text:span> obiehajú podľa zákona gravitačného okolo spoločného ťaž<text:span text:style-name="T7">i</text:span>šťa.</text:p>
        <text:h text:style-name="P5" text:outline-level="1"/>
        <text:h text:style-name="P27" text:outline-level="1"><text:bookmark-start text:name="bookmark65"/>Čo je to nova?<text:bookmark-end text:name="bookmark65"/></text:h>
        <text:p text:style-name="P3">Keď sa z nepatrne svietiacej, alebo i vôbec nevidi­teľnej hviezdy stane naraz hviezda veľmi svietiv<text:span text:style-name="T7">á</text:span>, aby postupne zase jej jasnosti ubúdalo, hovoríme o nove. Zjav ten je pravdepodobne spôsobený mohu­tnou exp<text:span text:style-name="T7">l</text:span>oziou.</text:p>
        <text:h text:style-name="P5" text:outline-level="1"/>
        <text:h text:style-name="P27" text:outline-level="1"><text:bookmark-start text:name="bookmark66"/>Čo sú to premenné hviezdy?<text:bookmark-end text:name="bookmark66"/></text:h>
        <text:p text:style-name="P3">Hviezdy, ktorých jasnosť sa periodicky mení.</text:p>
        <text:h text:style-name="P5" text:outline-level="1"/>
        <text:h text:style-name="P27" text:outline-level="1"><text:bookmark-start text:name="bookmark67"/>Čo sú to lietavice (padajúce hviezdy)?<text:bookmark-end text:name="bookmark67"/></text:h>
        <text:p text:style-name="P3">Malé telesá, ktoré sa pádom ovzduším, teplom vzni­kajúcim trením, rozžeravia a svietia. Bolo vypočítané, že na Zem denne padajú tisíce takých teliesok. Ale len málo je ich tak veľkých, ktoré sa pri páde úplne nevyparia a padajú na Zem ako pevné telesá — tak­zvané meteory.</text:p>
        <text:h text:style-name="P5" text:outline-level="1"/>
        <text:h text:style-name="P27" text:outline-level="1"><text:bookmark-start text:name="bookmark68"/>Čo sú kométy?<text:bookmark-end text:name="bookmark68"/></text:h>
        <text:p text:style-name="P3">Príležitostne sa o<text:span text:style-name="T7">b</text:span>javujúce, vo veľmi pretiahnutých eliptických alebo parabolických dráhach sa pohybu­júce húfy malých telies. Sú to pravdepodobne veľké zhustenia kozmického prachu. Ich chvost je nie pod­statným charakteristikom.</text:p>
        <text:h text:style-name="P5" text:outline-level="1"/>
        <text:h text:style-name="P27" text:outline-level="1"><text:bookmark-start text:name="bookmark69"/>Čo je sústava Mliečnej cesty (galaktida)?<text:bookmark-end text:name="bookmark69"/></text:h>
        <text:p text:style-name="P3">Veľká rodina hviezd, ku ktorej patrí i naše Slnce. Má tvar čočky a obsahuje ohromný počet stálic, od­hadovaný na 100 miliárd.</text:p>
        <text:h text:style-name="P5" text:outline-level="1"/>
        <text:h text:style-name="P27" text:outline-level="1"><text:bookmark-start text:name="bookmark70"/><text:soft-page-break/>Aká veľká je sústava Mliečnej cesty?<text:bookmark-end text:name="bookmark70"/></text:h>
        <text:p text:style-name="P3">Najväčší priemer meria asi 250.000 sveteľných rokov.</text:p>
        <text:h text:style-name="P5" text:outline-level="1"/>
        <text:h text:style-name="P27" text:outline-level="1"><text:bookmark-start text:name="bookmark71"/>Má mliečna sústava vlastný pohyb?<text:bookmark-end text:name="bookmark71"/></text:h>
        <text:p text:style-name="P3">Henry Poincaré, profesor matematiky na parížskej uni­verzite vypočítal roku 1913, že sa sústava Mliečnej cesty otáča a to za 500 milionov rokov raz.</text:p>
        <text:h text:style-name="P5" text:outline-level="1"/>
        <text:h text:style-name="P27" text:outline-level="1"><text:bookmark-start text:name="bookmark72"/>Potvrdil sa ten výpočet?<text:bookmark-end text:name="bookmark72"/></text:h>
        <text:p text:style-name="P3">Vo všeobecnosti áno. Sústava Mliečnej cesty neotáča sa však ako celok, hviezdy bližšie stredu majú rotáciu rýchlejšiu, vzdialenejšie pomalšiu.</text:p>
        <text:h text:style-name="P5" text:outline-level="1"/>
        <text:h text:style-name="P27" text:outline-level="1"><text:bookmark-start text:name="bookmark73"/>Má tedy Slnce vlastný pohyb?<text:bookmark-end text:name="bookmark73"/></text:h>
        <text:p text:style-name="P3">Ako hviezda galaktickej (mliečnej) sústavy spolu s ňou rotuje. Jedno otočenie trvá Slncu asi 230 milionov rokov, v dôsledku čoho sa pohybuje rýchlosťou asi 300 km za sekundu k súhvezdiu Herkula.</text:p>
        <text:h text:style-name="P5" text:outline-level="1"/>
        <text:h text:style-name="P27" text:outline-level="1"><text:bookmark-start text:name="bookmark74"/>Čo sú to hmloviny?<text:bookmark-end text:name="bookmark74"/></text:h>
        <text:p text:style-name="P3">Slabo svietiace, hmle podobné objekty na oblohe, javiace sa väčšími než stálice.</text:p>
        <text:h text:style-name="P5" text:outline-level="1"/>
        <text:h text:style-name="P27" text:outline-level="1"><text:bookmark-start text:name="bookmark75"/>Aké druhy hmlovín poznáme?<text:bookmark-end text:name="bookmark75"/></text:h>
        <text:p text:style-name="P3">Planetárne hmloviny a hmloviny ležiace v galaktickom systéme alebo mimo neho.</text:p>
        <text:h text:style-name="P5" text:outline-level="1"/>
        <text:h text:style-name="P27" text:outline-level="1"><text:bookmark-start text:name="bookmark76"/>Čo sú planetárne hmloviny?<text:bookmark-end text:name="bookmark76"/></text:h>
        <text:p text:style-name="P3">Také, ktoré sa javia v ďalekohľade — rovnako ako planéty — ako ohraničené kotúče.</text:p>
        <text:h text:style-name="P5" text:outline-level="1"><text:soft-page-break/></text:h>
        <text:h text:style-name="P27" text:outline-level="1"><text:bookmark-start text:name="bookmark77"/>Čo sú to „galaktické hmloviny“?<text:bookmark-end text:name="bookmark77"/></text:h>
        <text:p text:style-name="P3">Hmloviny nepravidelného tvaru, podobajúce sa roz­ptýleným oblakom, ležia vo vnútri galaktického systému. Sú ohromnými veľmi riedkymi plynovými mračnami.</text:p>
        <text:h text:style-name="P5" text:outline-level="1"/>
        <text:h text:style-name="P27" text:outline-level="1"><text:bookmark-start text:name="bookmark78"/>Z čoho sa skladá hmlovina Andromedy?<text:bookmark-end text:name="bookmark78"/></text:h>
        <text:p text:style-name="P3">Stredom jej je veľmi riedky plyn, okolo ktorého sú celé stovky milionov hviezd. Váži niekoľko miliardkrát viac než Slnce. Jej vzdialenosť je asi 900.000 sveteľných rokov. Otáča sa pomaly — raz za desiatky mi­lionov rokov. Je nesmiernym svetom, ktorý je slobod­nému oku viditeľný len ako malá sveteľná škrvna.</text:p>
        <text:h text:style-name="P9" text:outline-level="1"/>
        <text:h text:style-name="P17" text:outline-level="1"><text:span text:style-name="T7">J</text:span><text:bookmark-start text:name="bookmark79"/>e mnoho podobných svetov ako je hmlovina Andro­medy?<text:bookmark-end text:name="bookmark79"/></text:h>
        <text:p text:style-name="P22">Bolo ich napočítané asi do pät milionov a nazývajú sa špirálnymi hmlovinami. Galaktická sústava je podľa všetkého tiež jednou takou špirálnou hmlovinou.</text:p>
        <text:p text:style-name="P25"/>
        <text:p text:style-name="P25">Akej podstaty sú tmavé miesta Mliečnej cesty?</text:p>
        <text:p text:style-name="P3">Sú to shluky svetlo neprepúšťajúcich mračien kozmic­kého prachu.</text:p>
        <text:h text:style-name="P9" text:outline-level="1"/>
        <text:h text:style-name="P17" text:outline-level="1"><text:bookmark-start text:name="bookmark80"/>Čo je to medzihviezdny priestor?<text:bookmark-end text:name="bookmark80"/></text:h>
        <text:p text:style-name="P3">Priestor medzi jednotlivými nebeskými telesami. Prv sa o ňom myslelo, že je absolútne prázdny.</text:p>
        <text:h text:style-name="P9" text:outline-level="1"/>
        <text:h text:style-name="P17" text:outline-level="1"><text:bookmark-start text:name="bookmark81"/>Je svetový priestor prázdny?<text:bookmark-end text:name="bookmark81"/></text:h>
        <text:p text:style-name="P23">Nie celkom.</text:p>
        <text:h text:style-name="P9" text:outline-level="1"/>
        <text:h text:style-name="P17" text:outline-level="1"><text:bookmark-start text:name="bookmark82"/>Aká teplota je v medzihviezdnom priestore?<text:bookmark-end text:name="bookmark82"/></text:h>
        <text:p text:style-name="P23"><text:soft-page-break/>273° pod nulou, takzvaná „absolútna nula“.</text:p>
        <text:h text:style-name="P9" text:outline-level="1"/>
        <text:h text:style-name="P17" text:outline-level="1"><text:bookmark-start text:name="bookmark83"/>Prečo sa tvary súhvezdí nemenia, i keď nebeské telesá majú veľké vlastné rýchlosti?<text:bookmark-end text:name="bookmark83"/></text:h>
        <text:p text:style-name="P3">Pre ich obrovské vzdialenosti sa i veľké dráhy hviezd, ubehnuté za stáročia, javia ako nepatrné posunutia. Preto v celom historickom čase súhvezdia pre ľudské oko nezmenily podstatne svoj tvar.</text:p>
        <text:h text:style-name="P9" text:outline-level="1"/>
        <text:h text:style-name="P17" text:outline-level="1"><text:bookmark-start text:name="bookmark84"/>Čo môžeme nazvať vesmírom?<text:bookmark-end text:name="bookmark84"/></text:h>
        <text:p text:style-name="P3">Celý súhrn špirálnych hmlovín, ktoré sú zase súhrnmi obrovského počtu stálic.</text:p>
        <text:h text:style-name="P9" text:outline-level="1"/>
        <text:h text:style-name="P17" text:outline-level="1"><text:bookmark-start text:name="bookmark85"/>Čo hovorí Laplaceova hypotéza o vzniku slnečnej sústavy?<text:bookmark-end text:name="bookmark85"/></text:h>
        <text:p text:style-name="P3">Z pôvodného chaosu a pozdejšie vzniklej rotácie hustnúcej hmloviny vzniklo plynné Slnce — stále rých­lejšie sa otáčajúce. Hypotéza táto — a podobná po­chádzajúca od Kanta — dnes nie je považovaná za správnu.</text:p>
        <text:h text:style-name="P9" text:outline-level="1"/>
        <text:h text:style-name="P17" text:outline-level="1"><text:bookmark-start text:name="bookmark86"/>Existuje domnienka o počiatočnom stave vesmíra?<text:bookmark-end text:name="bookmark86"/></text:h>
        <text:p text:style-name="P7">Takú domnienku vytvoril Véronnet. Svet bol pôvodne jedinou hmlovinou rovnomernej hustoty, ktorá bola však nepatrná (obnášala asi 10.000 triliontin hustoty vody). V miestach, kde bola rovnomernosť hustoty porušená, vznikly kondenzačné stredy, okolo ktorých sa vyvíjaly hmloviny špirálne a v týchto zase hviezdy.</text:p>
        <text:p text:style-name="P29"/>
        <text:p text:style-name="P29">Možno odhadnúť vek vesmíru?</text:p>
        <text:p text:style-name="P3">Predpokladá sa, že hviezdy existujú už 5 až 10 b<text:span text:style-name="T8">i</text:span>lionov rokov, kdežto ich at<text:span text:style-name="T8">o</text:span>my, ako súčasť pôvodnej hmloviny o mnoho dlhšie.</text:p>
        <text:h text:style-name="P9" text:outline-level="1"/>
        <text:h text:style-name="P17" text:outline-level="1"><text:bookmark-start text:name="bookmark87"/>Aký koniec čaká na vesmír?<text:bookmark-end text:name="bookmark87"/></text:h>
        <text:p text:style-name="P3"><text:soft-page-break/>Tepelná smrť. Až sa premenia všetky formy energií na teplo a vyrovná sa teplota vo vesmíre, bude každá energetická premena a tedy všetko denie znemož­nené.</text:p>
        <text:p text:style-name="P8"/>
        <text:p text:style-name="P20">Kto pracoval vedecky na poli astronomie zo Slovákov?</text:p>
        <text:p text:style-name="P20">Známy popularizátor astronomie Dr. Ján A. Wagner a hvezdár-učenec Dr. Milan Rastislav Štefánik.</text:p>
        <text:h text:style-name="P9" text:outline-level="1"/>
        <text:h text:style-name="P17" text:outline-level="1"><text:bookmark-start text:name="bookmark88"/>Ktoré hvezdárne sú na Slovensku?<text:bookmark-end text:name="bookmark88"/></text:h>
        <text:p text:style-name="P3">Ľudová hvezdárňa Štefánikovej astronomickej spo­ločnosti slovenskej v Bratislave, súkromné hvezdárne Dr. A. Duchoňa v Prešove a Dr. A. Bečvá<text:span text:style-name="T8">ř</text:span>a na <text:span text:style-name="T8">Š</text:span>trb­skom plesi a pripravovaná veľká hvezdárňa na Skalnatom plesi vo Vysokých Tatrách (prenesená zo Sta­rej Ďaly).</text:p>
        <text:h text:style-name="P9" text:outline-level="1"/>
        <text:h text:style-name="P17" text:outline-level="1"><text:bookmark-start text:name="bookmark89"/>Ktorý spolok na Slovensku sdružuje záujemcov o astro­n<text:span text:style-name="T8">o</text:span>miu?<text:bookmark-end text:name="bookmark89"/></text:h>
        <text:p text:style-name="P3">Štefánikova astronomická spoločnosť slovenská v Bratislave.</text:p>
        <text:h text:style-name="P9" text:outline-level="1"><text:bookmark-start text:name="bookmark90"/><text:bookmark-end text:name="bookmark90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2-14T22:01:51.374000000</dc:date>
    <meta:editing-duration>PT3H20M11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7" meta:paragraph-count="206" meta:word-count="2761" meta:character-count="18462" meta:non-whitespace-character-count="15890"/>
  </office:meta>
</office:document-meta>
</file>